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igrationTermPositions.MigrationTermPositions( TermPositions i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igrationIndexReader.MigrationIndexReader( IndexReader i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igrationTermEnum.MigrationTermEnum( TermEnum i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igrationIndexReader.term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igrationTermPositions.seek( Term term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MigrationIndexReader.document( int n , FieldSelector fieldSelecto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MigrationTermEnum.term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MigrationTermEnum.unwr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igrationIndexReader.termPosi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igrationTermPositions.seek( TermEnum termEnum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IndexMigration.migrate( PersistentIndex index , DirectoryManager directoryManager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54">
            <text:p text:style-name="Table_20_Contents">5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